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269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table:number-columns-repeated="2"/>
          <table:table-cell office:value-type="string">
            <text:p>DDL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x',P_PICK_MANAGER=&gt;'x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x',P_PICK_MANAGER=&gt;'x');</text:p>
          </table:table-cell>
        </table:table-row>
        <table:table-row table:style-name="ro2">
          <table:table-cell office:value-type="string">
            <text:p>Cofnij</text:p>
          </table:table-cell>
          <table:table-cell office:value-type="string">
            <text:p>Cofnięcie artyky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);&quot;;&quot;&quot;)" office:value-type="string" office:string-value="exec ROUTING_UTIL.insert_rule(P_NAME=&gt;'Cofnij',P_DESCRIPTION=&gt;'Cofnięcie artykyłu',P_FOR_ROLE=&gt;'AUTHOR',P_FROM_STATUS=&gt;'CPL',P_TO_STATUS=&gt;'RET',P_READY_TO_PRINT=&gt;'',P_FOR_ACCEPTOR=&gt;'',P_FOR_AUTHOR=&gt;'x',P_FOR_MANAGER=&gt;'',P_PICK_ACCEPTOR=&gt;'',P_PICK_MANAGER=&gt;'');">
            <text:p>exec ROUTING_UTIL.insert_rule(P_NAME=&gt;'Cofnij',P_DESCRIPTION=&gt;'Cofnięcie artykyłu',P_FOR_ROLE=&gt;'AUTHOR',P_FROM_STATUS=&gt;'CPL',P_TO_STATUS=&gt;'RET',P_READY_TO_PRINT=&gt;'',P_FOR_ACCEPTOR=&gt;'',P_FOR_AUTHOR=&gt;'x',P_FOR_MANAGER=&gt;'',P_PICK_ACCEPTOR=&gt;'',P_PICK_MANAGER=&gt;'');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);</text:p>
          </table:table-cell>
        </table:table-row>
        <table:table-row table:style-name="ro2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);</text:p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);&quot;;&quot;&quot;)">
            <text:p/>
          </table:table-cell>
        </table:table-row>
        <table:table-row table:style-name="ro1">
          <table:table-cell table:number-columns-repeated="11"/>
          <table:table-cell table:number-columns-repeated="2"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);&quot;;&quot;&quot;)">
            <text:p/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null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7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null,null,null,null);">
            <text:p>insert into DICTIONARIES(DICT_ID, DICTIONARY_NAME,CODE,DESCRIPTION,ATTRIBUTE1,ATTRIBUTE2,ATTRIBUTE3,ATTRIBUTE4,NUM_ATTR1,NUM_ATTR2,PARENT_CODE) values (DICTIONARY_SEQ.nextval, 'ARTICLE_STATUS','RET','Cofni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4.02.2016</text:date>, <text:time>09:21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4T09:21:53.86</dc:date>
    <meta:editing-duration>PT12M44S</meta:editing-duration>
    <meta:editing-cycles>8</meta:editing-cycles>
    <meta:generator>OpenOffice/4.1.2$Win32 OpenOffice.org_project/412m3$Build-9782</meta:generator>
    <meta:document-statistic meta:table-count="3" meta:cell-count="1717" meta:object-count="0"/>
  </office:meta>
</office:document-meta>
</file>